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ru" fo:country="RU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>Основная функциональность</text:p>
          </table:table-cell>
          <table:table-cell table:style-name="Таблица1.C1" office:value-type="string">
            <text:p text:style-name="Table_20_Contents">Примеры типичного использования</text:p>
          </table:table-cell>
        </table:table-row>
        <table:table-row>
          <table:table-cell table:style-name="Таблица1.A2" office:value-type="string">
            <text:p text:style-name="P1">Set <text:span text:style-name="T1">- Набор неповторяющихся элементов</text:span></text:p>
          </table:table-cell>
          <table:table-cell table:style-name="Таблица1.A2" office:value-type="string">
            <text:p text:style-name="P2">добавление элемента,<text:line-break/>удаление элемента</text:p>
          </table:table-cell>
          <table:table-cell table:style-name="Таблица1.C2" office:value-type="string">
            <text:p text:style-name="P2">Работа с математическими множествами,<text:line-break/>набор уникальных номеров котиков в питомнике (которые в паспорте котика)</text:p>
          </table:table-cell>
        </table:table-row>
        <table:table-row>
          <table:table-cell table:style-name="Таблица1.A2" office:value-type="string">
            <text:p text:style-name="P1">List <text:span text:style-name="T1">- Набор элементов (возможны повторения)</text:span></text:p>
          </table:table-cell>
          <table:table-cell table:style-name="Таблица1.A2" office:value-type="string">
            <text:p text:style-name="P2">Добавление элемента,</text:p>
            <text:p text:style-name="P2">удаление элемента<text:line-break/></text:p>
          </table:table-cell>
          <table:table-cell table:style-name="Таблица1.C2" office:value-type="string">
            <text:p text:style-name="Table_20_Contents">Хранение списка каких-либо элементов (<text:span text:style-name="T1">имена </text:span>котиков в питомнике — они могут повторяться)</text:p>
          </table:table-cell>
        </table:table-row>
        <table:table-row>
          <table:table-cell table:style-name="Таблица1.A2" office:value-type="string">
            <text:p text:style-name="P1">Queue <text:span text:style-name="T1">- очередь</text:span></text:p>
          </table:table-cell>
          <table:table-cell table:style-name="Таблица1.A2" office:value-type="string">
            <text:p text:style-name="Table_20_Contents">Добавить элемент в конец очереди, </text:p>
            <text:p text:style-name="Table_20_Contents">забрать элемент из начала очереди</text:p>
            <text:p text:style-name="Table_20_Contents">посмотреть на первый элемент(узнать значение, не убирая элемент)</text:p>
          </table:table-cell>
          <table:table-cell table:style-name="Таблица1.C2" office:value-type="string">
            <text:p text:style-name="Table_20_Contents">Список запросов — чтобы они обрабатывались по очереди (очередь котиков на кормление)</text:p>
          </table:table-cell>
        </table:table-row>
        <table:table-row>
          <table:table-cell table:style-name="Таблица1.A2" office:value-type="string">
            <text:p text:style-name="P1">Map <text:span text:style-name="T1">- Набор пар Ключ-Значение</text:span></text:p>
          </table:table-cell>
          <table:table-cell table:style-name="Таблица1.A2" office:value-type="string">
            <text:p text:style-name="Table_20_Contents">Узнать есть ли элемент с данным ключом,</text:p>
            <text:p text:style-name="Table_20_Contents">получить элемент по ключу,</text:p>
            <text:p text:style-name="Table_20_Contents">добавить элемент</text:p>
          </table:table-cell>
          <table:table-cell table:style-name="Таблица1.C2" office:value-type="string">
            <text:p text:style-name="P2">«словарик» (или телефонная книга)<text:line-break/>связка: номер котика — характеристика (поведение)<text:lin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озырев</meta:initial-creator>
    <meta:creation-date>2016-09-15T03:30:43.74</meta:creation-date>
    <dc:date>2016-09-16T22:41:45.82</dc:date>
    <dc:creator>Егор Козырев</dc:creator>
    <meta:editing-duration>PT1H19M25S</meta:editing-duration>
    <meta:editing-cycles>5</meta:editing-cycles>
    <meta:generator>OpenOffice/4.1.2$Win32 OpenOffice.org_project/412m3$Build-9782</meta:generator>
    <meta:document-statistic meta:table-count="1" meta:image-count="0" meta:object-count="0" meta:page-count="1" meta:paragraph-count="19" meta:word-count="111" meta:character-count="835"/>
  </office:meta>
</office:document-meta>
</file>